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5f9" officeooo:paragraph-rsid="001905f9"/>
    </style:style>
    <style:style style:name="P2" style:family="paragraph" style:parent-style-name="Standard">
      <style:text-properties fo:color="#bf0041" loext:opacity="100%" fo:font-size="14pt" fo:font-weight="bold" officeooo:rsid="001905f9" officeooo:paragraph-rsid="001905f9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905f9" officeooo:paragraph-rsid="0022850d"/>
    </style:style>
    <style:style style:name="P4" style:family="paragraph" style:parent-style-name="Standard">
      <style:text-properties officeooo:paragraph-rsid="002176ca"/>
    </style:style>
    <style:style style:name="P5" style:family="paragraph" style:parent-style-name="Standard">
      <style:text-properties officeooo:rsid="001905f9" officeooo:paragraph-rsid="002176ca"/>
    </style:style>
    <style:style style:name="P6" style:family="paragraph" style:parent-style-name="Standard">
      <style:text-properties officeooo:rsid="001905f9" officeooo:paragraph-rsid="002cb947"/>
    </style:style>
    <style:style style:name="T1" style:family="text">
      <style:text-properties fo:color="#bf0041" loext:opacity="100%" fo:font-size="16pt" fo:font-weight="bold" officeooo:rsid="002713a5" style:font-size-asian="16pt" style:font-weight-asian="bold" style:font-size-complex="16pt" style:font-weight-complex="bold"/>
    </style:style>
    <style:style style:name="T2" style:family="text">
      <style:text-properties officeooo:rsid="001905f9"/>
    </style:style>
    <style:style style:name="T3" style:family="text">
      <style:text-properties fo:color="#bf0041" loext:opacity="100%" fo:font-size="14pt" fo:font-weight="bold" officeooo:rsid="001905f9" style:font-size-asian="14pt" style:font-weight-asian="bold" style:font-size-complex="14pt" style:font-weight-complex="bold"/>
    </style:style>
    <style:style style:name="T4" style:family="text">
      <style:text-properties officeooo:rsid="00272081"/>
    </style:style>
    <style:style style:name="T5" style:family="text">
      <style:text-properties fo:color="#bf0041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bf0041" loext:opacity="100%" fo:font-size="14pt" fo:font-weight="bold" officeooo:rsid="0028905d" style:font-size-asian="14pt" style:font-weight-asian="bold" style:font-size-complex="14pt" style:font-weight-complex="bold"/>
    </style:style>
    <style:style style:name="T7" style:family="text">
      <style:text-properties fo:color="#bf0041" loext:opacity="100%" fo:font-size="14pt" fo:font-weight="bold" officeooo:rsid="0019f66c" style:font-size-asian="14pt" style:font-weight-asian="bold" style:font-size-complex="14pt" style:font-weight-complex="bold"/>
    </style:style>
    <style:style style:name="T8" style:family="text">
      <style:text-properties fo:color="#bf0041" loext:opacity="100%" fo:font-size="14pt" fo:font-weight="bold" officeooo:rsid="0022850d" style:font-size-asian="14pt" style:font-weight-asian="bold" style:font-size-complex="14pt" style:font-weight-complex="bold"/>
    </style:style>
    <style:style style:name="T9" style:family="text">
      <style:text-properties officeooo:rsid="0022850d"/>
    </style:style>
    <style:style style:name="T10" style:family="text">
      <style:text-properties fo:color="#bf0041" loext:opacity="100%" fo:font-size="14pt" fo:font-weight="bold" officeooo:rsid="001b50d3" style:font-size-asian="14pt" style:font-weight-asian="bold" style:font-size-complex="14pt" style:font-weight-complex="bold"/>
    </style:style>
    <style:style style:name="T11" style:family="text">
      <style:text-properties fo:color="#bf0041" loext:opacity="100%" fo:font-size="14pt" fo:font-weight="bold" officeooo:rsid="0023229f" style:font-size-asian="14pt" style:font-weight-asian="bold" style:font-size-complex="14pt" style:font-weight-complex="bold"/>
    </style:style>
    <style:style style:name="T12" style:family="text">
      <style:text-properties officeooo:rsid="001b50d3"/>
    </style:style>
    <style:style style:name="T13" style:family="text">
      <style:text-properties fo:font-variant="normal" fo:text-transform="none" fo:color="#202122" loext:opacity="100%" fo:letter-spacing="normal" fo:font-weight="bold" style:font-weight-asian="bold" style:font-weight-complex="bold"/>
    </style:style>
    <style:style style:name="T14" style:family="text">
      <style:text-properties fo:font-variant="normal" fo:text-transform="none" fo:color="#bf0041" loext:opacity="100%" fo:font-family="sans-serif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bf0041" loext:opacity="100%" fo:font-family="sans-serif" fo:font-size="14pt" fo:letter-spacing="normal" fo:font-style="normal" fo:font-weight="bold" officeooo:rsid="002176ca" style:font-size-asian="14pt" style:font-weight-asian="bold" style:font-size-complex="14pt" style:font-weight-complex="bold"/>
    </style:style>
    <style:style style:name="T16" style:family="text">
      <style:text-properties fo:color="#bf0041" loext:opacity="100%" fo:font-size="14pt" fo:font-weight="bold" officeooo:rsid="001bc318" style:font-size-asian="14pt" style:font-weight-asian="bold" style:font-size-complex="14pt" style:font-weight-complex="bold"/>
    </style:style>
    <style:style style:name="T17" style:family="text">
      <style:text-properties fo:color="#bf0041" loext:opacity="100%" fo:font-size="14pt" fo:font-weight="bold" officeooo:rsid="001e8545" style:font-size-asian="14pt" style:font-weight-asian="bold" style:font-size-complex="14pt" style:font-weight-complex="bold"/>
    </style:style>
    <style:style style:name="T18" style:family="text">
      <style:text-properties officeooo:rsid="001bc318"/>
    </style:style>
    <style:style style:name="T19" style:family="text">
      <style:text-properties fo:color="#bf0041" loext:opacity="100%" fo:font-size="14pt" fo:font-weight="bold" officeooo:rsid="001da4db" style:font-size-asian="14pt" style:font-weight-asian="bold" style:font-size-complex="14pt" style:font-weight-complex="bold"/>
    </style:style>
    <style:style style:name="T20" style:family="text">
      <style:text-properties officeooo:rsid="001da4db"/>
    </style:style>
    <style:style style:name="T21" style:family="text">
      <style:text-properties fo:color="#bf0041" loext:opacity="100%" fo:font-size="14pt" fo:font-weight="bold" officeooo:rsid="001ef054" style:font-size-asian="14pt" style:font-weight-asian="bold" style:font-size-complex="14pt" style:font-weight-complex="bold"/>
    </style:style>
    <style:style style:name="T22" style:family="text">
      <style:text-properties officeooo:rsid="001ef054"/>
    </style:style>
    <style:style style:name="T23" style:family="text">
      <style:text-properties fo:color="#bf0041" loext:opacity="100%" fo:font-size="14pt" fo:font-weight="bold" officeooo:rsid="00213357" style:font-size-asian="14pt" style:font-weight-asian="bold" style:font-size-complex="14pt" style:font-weight-complex="bold"/>
    </style:style>
    <style:style style:name="T24" style:family="text">
      <style:text-properties officeooo:rsid="00213357"/>
    </style:style>
    <style:style style:name="Sect1" style:family="section">
      <style:section-properties text:dont-balance-text-columns="false" style:editable="false">
        <style:columns fo:column-count="2" fo:column-gap="0.2402in">
          <style:column style:rel-width="32767*" fo:start-indent="0in" fo:end-indent="0.1201in"/>
          <style:column style:rel-width="32768*" fo:start-indent="0.120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Standard"><text:span text:style-name="T1">Ψαλμοί του Δαυίδ</text:span><text:span text:style-name="T2"><text:line-break/><text:line-break/><text:line-break/></text:span><text:span text:style-name="T3">A’</text:span><text:line-break/>ΜΑΚΑΡΙΟΣ ἀνήρ, ὃς οὐκ ἐπορεύθη ἐν βουλῇ ἀσεβῶν καὶ ἐν ὁδῷ ἁμαρτωλῶν οὐκ ἔστη καὶ ἐπὶ καθέδρᾳ λοιμῶν οὐκ ἐκάθισεν.</text:p>
        <text:p text:style-name="Standard">2 ἀλλ᾿ ἤ ἐν τῷ νόμῳ Κυρίου τὸ θέλημα αὐτοῦ, καὶ ἐν τῷ νόμῳ αὐτοῦ μελετήσει ἡμέρας καὶ νυκτός.</text:p>
        <text:p text:style-name="Standard">3 καὶ ἔσται ὡς τὸ ξύλον τὸ πεφυτευμένον παρὰ τὰς διεξόδους τῶν ὑδάτων, ὃ τὸν καρπὸν αὐτοῦ δώσει ἐν καιρῷ αὐτοῦ, καὶ τὸ φύλλον αὐτοῦ οὐκ ἀπορρυήσεται· καὶ πάντα, ὅσα ἂν ποιῇ, κατευοδωθήσεται.</text:p>
        <text:p text:style-name="Standard">4 οὐχ οὕτως οἱ ἀσεβεῖς, οὐχ οὕτως, ἀλλ᾿ ἢ ὡσεὶ χνοῦς, ὃν ἐκρίπτει ὁ ἄνεμος ἀπὸ προσώπου τῆς γῆς.</text:p>
        <text:p text:style-name="Standard">5 διὰ τοῦτο οὐκ ἀναστήσονται ἀσεβεῖς ἐν κρίσει, οὐδὲ ἁμαρτωλοὶ ἐν βουλῇ δικαίων·</text:p>
        <text:p text:style-name="Standard">6 ὅτι γινώσκει Κύριος ὁδὸν δικαίων, καὶ ὁδὸς ἀσεβῶν ἀπολεῖται.</text:p>
        <text:p text:style-name="Standard"/>
        <text:p text:style-name="P1"/>
        <text:p text:style-name="P2">Γ’</text:p>
        <text:p text:style-name="P1">Ψαλμὸς τῷ Δαυΐδ, ὁπότε ἀπεδίδρασκεν ἀπὸ προσώπου Ἀβεσσαλὼμ τοῦ υἱοῦ αὐτοῦ.</text:p>
        <text:p text:style-name="P1"/>
        <text:p text:style-name="P1"/>
        <text:p text:style-name="P1">2 ΚΥΡΙΕ, τί ἐπληθύνθησαν οἱ θλίβοντές με; πολλοὶ ἐπανίστανται ἐπ᾿ ἐμέ·</text:p>
        <text:p text:style-name="P1">3 πολλοὶ λέγουσι τῇ ψυχῇ μου· οὐκ ἔστι σωτηρία αὐτῷ ἐν τῷ Θεῷ αὐτοῦ. (διάψαλμα).</text:p>
        <text:p text:style-name="P1">4 σὺ δέ, Κύριε, ἀντιλήπτωρ μου εἶ, δόξα μου καὶ ὑψῶν τὴν κεφαλήν μου.</text:p>
        <text:p text:style-name="P1">5 φωνῇ μου πρὸς Κύριον ἐκέκραξα, καὶ ἐπήκουσέ μου ἐξ ὄρους ἁγίου αὐτοῦ. (διάψαλμα).</text:p>
        <text:p text:style-name="P1">6 ἐγὼ ἐκοιμήθην καὶ ὕπνωσα· ἐξηγέρθην, ὅτι Κύριος ἀντιλήψεταί μου.</text:p>
        <text:p text:style-name="P1">7 οὐ φοβηθήσομαι ἀπὸ μυριάδων λαοῦ τῶν κύκλῳ συνεπιτιθεμένων μοι.</text:p>
        <text:p text:style-name="P1">8 ἀνάστα, Κύριε, σῶσόν με, ὁ Θεός μου, ὅτι σὺ ἐπάταξας πάντας τοὺς ἐχθραίνοντάς μοι ματαίως, ὀδόντας ἁμαρτωλῶν συνέτριψας.</text:p>
        <text:p text:style-name="P1">9 τοῦ Κυρίου ἡ σωτηρία, καὶ ἐπὶ τὸν λαόν σου ἡ εὐλογία σου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>ΛΖ’ <text:span text:style-name="T4">(37)</text:span></text:p>
        <text:p text:style-name="P1">Ψαλμὸς τῷ Δαυΐδ· εἰς ἀνάμνησιν περὶ τοῦ σαββάτου.</text:p>
        <text:p text:style-name="P1"/>
        <text:p text:style-name="P1"/>
        <text:p text:style-name="P1">2 ΚΥΡΙΕ, μὴ τῷ θυμῷ σου ἐλέγξῃς με, μηδὲ τῇ ὀργῇ σου παιδεύσῃς με.</text:p>
        <text:p text:style-name="P1">3 ὅτι τὰ βέλη σου ἐνεπάγησάν μοι, καὶ ἐπεστήριξας ἐπ᾿ ἐμὲ τὴν χεῖρά σου·</text:p>
        <text:p text:style-name="P1">4 οὐκ ἔστιν ἴασις ἐν τῇ σαρκί μου ἀπὸ προσώπου τῆς ὀργῆς σου, οὐκ ἔστιν εἰρήνη ἐν τοῖς ὀστέοις μου ἀπὸ προσώπου τῶν ἁμαρτιῶν μου.</text:p>
        <text:p text:style-name="P1">5 ὅτι αἱ ἀνομίαι μου ὑπερῇραν τὴν κεφαλήν μου, ὡσεὶ φορτίον βαρὺ ἐβαρύνθησαν ἐπ᾿ ἐμέ.</text:p>
        <text:p text:style-name="P1">6 προσώζεσαν καὶ ἐσάπησαν οἱ μώλωπές μου ἀπὸ προσώπου τῆς ἀφροσύνης μου·</text:p>
        <text:p text:style-name="P1">7 ἐταλαιπώρησα καὶ κατεκάμφθην ἕως τέλους, ὅλην τὴν ἡμέραν σκυθρωπάζων ἐπορευόμην.</text:p>
        <text:p text:style-name="P1">8 ὅτι αἱ ψόαι μου ἐπλήσθησαν ἐμπαιγμάτων, καὶ οὐκ ἔστιν ἴασις ἐν τῇ σαρκί μου·</text:p>
        <text:p text:style-name="P1">9 ἐκακώθην καὶ ἐταπεινώθην ἕως σφόδρα, ὠρυόμην ἀπὸ στεναγμοῦ τῆς καρδίας μου.</text:p>
        <text:p text:style-name="P1">10 Κύριε, ἐναντίον σου πᾶσα ἡ ἐπιθυμία μου, καὶ ὁ στεναγμός μου ἀπὸ σοῦ οὐκ ἀπεκρύβη.</text:p>
        <text:p text:style-name="P1">11 ἡ καρδία μου ἐταράχθη, ἐγκατέλιπέ με ἡ ἰσχύς μου, καὶ τὸ φῶς τῶν ὀφθαλμῶν μου, καὶ αὐτὸ οὐκ ἔστι μετ᾿ ἐμοῦ.</text:p>
        <text:p text:style-name="P1">12 οἱ φίλοι μου καὶ οἱ πλησίον μου ἐξ ἐναντίας μου ἤγγισαν καὶ ἔστησαν, καὶ οἱ ἔγγιστά μου ἀπὸ μακρόθεν ἔστησαν·</text:p>
        <text:p text:style-name="P1">13 καὶ ἐξεβιάζοντο οἱ ζητοῦντες τὴν ψυχήν μου, καὶ οἱ ζητοῦντες τὰ κακά μοι ἐλάλησαν ματαιότητας, καὶ δολιότητας ὅλην τὴν ἡμέραν ἐμελέτησαν.</text:p>
        <text:p text:style-name="P1">14 ἐγὼ δὲ ὡσεὶ κωφὸς οὐκ ἤκουον καὶ ὡσεὶ ἄλαλος οὐκ ἀνοίγων τὸ στόμα αὐτοῦ·</text:p>
        <text:p text:style-name="P1">15 καὶ ἐγενόμην ὡσεὶ ἄνθρωπος οὐκ ἀκούων καὶ οὐκ ἔχων ἐν τῷ στόματι αὐτοῦ ἐλεγμούς.</text:p>
        <text:p text:style-name="P1">16 ὅτι ἐπὶ σοί, Κύριε, ἤλπισα· σὺ εἰσακούσῃ, Κύριε ὁ Θεός μου.</text:p>
        <text:p text:style-name="P1">17 ὅτι εἶπα· μήποτε ἐπιχαρῶσί μοι οἱ ἐχθροί μου· καὶ ἐν τῷ σαλευθῆναι πόδας μου ἐπ᾿ ἐμὲ ἐμεγαλορρημόνησαν.</text:p>
        <text:p text:style-name="P1">18 ὅτι ἐγὼ εἰς μάστιγας ἕτοιμος, καὶ ἡ ἀλγηδών μου ἐνώπιόν μού ἐστι διαπαντός.</text:p>
        <text:p text:style-name="P1">19 ὅτι τὴν ἀνομίαν μου ἐγὼ ἀναγγελῶ καὶ μεριμνήσω ὑπὲρ τῆς ἁμαρτίας μου.</text:p>
        <text:p text:style-name="P1"><text:soft-page-break/>20 οἱ δὲ ἐχθροί μου ζῶσι καὶ κεκραταίωνται ὑπὲρ ἐμέ, καὶ ἐπληθύνθησαν οἱ μισοῦντές με ἀδίκως·</text:p>
        <text:p text:style-name="P1">21 οἱ ἀνταποδιδόντες μοι κακὰ ἀντὶ ἀγαθῶν ἐνδιέβαλλόν με, ἐπεὶ κατεδίωκον ἀγαθωσύνην.</text:p>
        <text:p text:style-name="P1">22 μὴ ἐγκαταλίπῃς με, Κύριε· ὁ Θεός μου, μὴ ἀποστῇς ἀπ᾿ ἐμοῦ·</text:p>
        <text:p text:style-name="P1">23 πρόσχες εἰς τὴν βοήθειάν μου, Κύριε τῆς σωτηρίας μου.<text:line-break/><text:line-break/><text:line-break/><text:span text:style-name="T5">Ν’ </text:span><text:span text:style-name="T6">(50)</text:span><text:line-break/>ψαλμὸς τῷ Δαυΐδ ἐν τῷ ἐλθεῖν πρὸς αὐτὸν Νάθαν τὸν προφήτην, ἡνίκα εἰσῆλθε πρὸς Βηρσαβεέ.</text:p>
        <text:p text:style-name="P1"/>
        <text:p text:style-name="P1"/>
        <text:p text:style-name="P1">3 ΕΛΕΗΣΟΝ με, ὁ Θεός, κατὰ τὸ μέγα ἔλεός σου καὶ κατὰ τὸ πλῆθος τῶν οἰκτιρμῶν σου ἐξάλειψον τὸ ἀνόμημά μου·</text:p>
        <text:p text:style-name="P1">4 ἐπὶ πλεῖον πλῦνόν με ἀπὸ τῆς ἀνομίας μου καὶ ἀπὸ τῆς ἁμαρτίας μου καθάρισόν με.</text:p>
        <text:p text:style-name="P1">5 ὅτι τὴν ἀνομίαν μου ἐγὼ γινώσκω, καὶ ἡ ἁμαρτία μου ἐνώπιόν μού ἐστι διαπαντός.</text:p>
        <text:p text:style-name="P1">6 σοὶ μόνῳ ἥμαρτον καὶ τὸ πονηρὸν ἐνώπιόν σου ἐποίησα, ὅπως ἂν δικαιωθῇς ἐν τοῖς λόγοις σου, καὶ νικήσῃς ἐν τῷ κρίνεσθαί σε.</text:p>
        <text:p text:style-name="P1">7 ἰδοὺ γὰρ ἐν ἀνομίαις συνελήφθην, καὶ ἐν ἁμαρτίαις ἐκίσσησέ με ἡ μήτηρ μου.</text:p>
        <text:p text:style-name="P1">8 ἰδοὺ γὰρ ἀλήθειαν ἠγάπησας, τὰ ἄδηλα καὶ τὰ κρύφια τῆς σοφίας σου ἐδήλωσάς μοι.</text:p>
        <text:p text:style-name="P1">9 ραντιεῖς με ὑσσώπῳ, καὶ καθαρισθήσομαι, πλυνεῖς με, καὶ ὑπὲρ χιόνα λευκανθήσομαι.</text:p>
        <text:p text:style-name="P1">10 ἀκουτιεῖς μοι ἀγαλλίασιν καὶ εὐφροσύνην, ἀγαλλιάσονται ὀστέα τεταπεινωμένα.</text:p>
        <text:p text:style-name="P1">11 ἀπόστρεψον τὸ πρόσωπόν σου ἀπὸ τῶν ἁμαρτιῶν μου καὶ πάσας τὰς ἀνομίας μου ἐξάλειψον.</text:p>
        <text:p text:style-name="P1">12 καρδίαν καθαρὰν κτίσον ἐν ἐμοί, ὁ Θεός, καὶ πνεῦμα εὐθὲς ἐγκαίνισον ἐν τοῖς ἐγκάτοις μου.</text:p>
        <text:p text:style-name="P1">13 μὴ ἀπορρίψῃς με ἀπὸ τοῦ προσώπου σου καὶ τὸ πνεῦμά σου τὸ ἅγιον μὴ ἀντανέλῃς ἀπ᾿ ἐμοῦ.</text:p>
        <text:p text:style-name="P1">14 ἀπόδος μοι τὴν ἀγαλλίασιν τοῦ σωτηρίου σου καὶ πνεύματι ἡγεμονικῷ στήριξόν με.</text:p>
        <text:p text:style-name="P1">15 διδάξω ἀνόμους τὰς ὁδούς σου, καὶ ἀσεβεῖς ἐπὶ σὲ ἐπιστρέψουσι.</text:p>
        <text:p text:style-name="P1">16 ρῦσαί με ἐξ αἱμάτων, ὁ Θεὸς ὁ Θεὸς τῆς σωτηρίας μου· ἀγαλλιάσεται ἡ γλῶσσά μου τὴν δικαιοσύνην σου.</text:p>
        <text:p text:style-name="P1">17 Κύριε, τὰ χείλη μου ἀνοίξεις, καὶ τὸ στόμα μου ἀναγγελεῖ τὴν αἴνεσίν σου.</text:p>
        <text:p text:style-name="P1">18 ὅτι εἰ ἠθέλησας θυσίαν, ἔδωκα ἄν· ὁλοκαυτώματα οὐκ εὐδοκήσεις.</text:p>
        <text:p text:style-name="P1">19 θυσία τῷ Θεῷ πνεῦμα συντετριμμένον, καρδίαν συντετριμμένην καὶ τεταπεινωμένην ὁ Θεὸς οὐκ ἐξουδενώσει.</text:p>
        <text:p text:style-name="P1">20 ἀγάθυνον, Κύριε, ἐν τῇ εὐδοκίᾳ σου τὴν Σιών, καὶ οἰκοδομηθήτω τὰ τείχη Ἱερουσαλήμ·</text:p>
        <text:p text:style-name="P1">21 τότε εὐδοκήσεις θυσίαν δικαιοσύνης, ἀναφορὰν καὶ ὁλοκαυτώματα· τότε ἀνοίσουσιν ἐπὶ τὸ θυσιαστήριόν σου μόσχους.</text:p>
        <text:p text:style-name="P1"/>
        <text:p text:style-name="P1"><text:line-break/><text:span text:style-name="T7">ΞΒ’ </text:span><text:span text:style-name="T8">(62)</text:span></text:p>
        <text:p text:style-name="P1">Ψαλμὸς τῷ Δαυΐδ ἐν τῷ εἶναι αὐτὸν ἐν τῇ ἐρήμῳ τῆς Ἰουδαίας.</text:p>
        <text:p text:style-name="P1"/>
        <text:p text:style-name="P1">2 Ο ΘΕΟΣ ὁ Θεός μου, πρὸς σὲ ὀρθρίζω· ἐδίψησέ σε ἡ ψυχή μου, ποσαπλῶς σοι ἡ σάρξ μου ἐν γῇ ἐρήμῳ καὶ ἀβάτῳ καὶ ἀνύδρῳ.</text:p>
        <text:p text:style-name="P1">3 οὕτως ἐν τῷ ἁγίῳ ὤφθην σοι τοῦ ἰδεῖν τὴν δύναμίν σου καὶ τὴν δόξαν σου.</text:p>
        <text:p text:style-name="P1">4 ὅτι κρεῖσσον τὸ ἔλεός σου ὑπὲρ ζωάς· τὰ χείλη μου ἐπαινέσουσί σε.</text:p>
        <text:p text:style-name="P1">5 οὕτως εὐλογήσω σε ἐν τῇ ζωῇ μου καὶ ἐν τῷ ὀνόματί σου ἀρῶ τὰς χεῖράς μου.</text:p>
        <text:p text:style-name="P1">6 ὡς ἐκ στέατος καὶ πιότητος ἐμπλησθείη ἡ ψυχή μου, καὶ χείλη ἀγαλλιάσεως αἰνέσει τὸ στόμα μου.</text:p>
        <text:p text:style-name="P1">7 εἰ ἐμνημόνευόν σου ἐπὶ τῆς στρωμνῆς μου, ἐν τοῖς ὄρθροις ἐμελέτων εἰς σέ·</text:p>
        <text:p text:style-name="P1">8 ὅτι ἐγενήθης βοηθός μου, καὶ ἐν τῇ σκέπῃ τῶν πτερύγων σου ἀγαλλιάσομαι.</text:p>
        <text:p text:style-name="P1">9 ἐκολλήθη ἡ ψυχή μου ὀπίσω σου, ἐμοῦ δὲ ἀντελάβετο ἡ δεξιά σου.</text:p>
        <text:p text:style-name="P1">10 αὐτοὶ δὲ εἰς μάτην ἐζήτησαν τὴν ψυχήν μου, εἰσελεύσονται εἰς τὰ κατώτατα τῆς γῆς·</text:p>
        <text:p text:style-name="P1">11 παραδοθήσονται εἰς χεῖρας ρομφαίας, μερίδες ἀλωπέκων ἔσονται.</text:p>
        <text:p text:style-name="P3">12 ὁ δὲ βασιλεὺς εὐφρανθήσεται ἐπὶ τῷ Θεῷ, ἐπαινεθήσεται πᾶς ὁ ὀμνύων ἐν αὐτῷ, ὅτι ἐνεφράγη στόμα λαλούντων ἄδικα.<text:line-break/><text:line-break/><text:span text:style-name="T8">ΞΘ’ (69)</text:span><text:span text:style-name="T9"><text:line-break/>Εἰς τὸ τέλος· τῷ Δαυΐδ εἰς ἀνάμνησιν, εἰς τὸ σῶσαί με Κύριον.</text:span></text:p>
        <text:p text:style-name="P3"/>
        <text:p text:style-name="P3"/>
        <text:p text:style-name="P3"/>
        <text:p text:style-name="P3">2 Ο ΘΕΟΣ, εἰς τὴν βοήθειάν μου πρόσχες· Κύριε, εἰς τὸ βοηθῆσαί μοι σπεῦσον.</text:p>
        <text:p text:style-name="P3">3 αἰσχυνθήτωσαν καὶ ἐντραπήτωσαν οἱ ζητοῦντες τὴν ψυχήν μου· ἀποστραφήτωσαν εἰς <text:soft-page-break/>τὰ ὀπίσω καὶ καταισχυνθήτωσαν οἱ βουλόμενοί μου κακά·</text:p>
        <text:p text:style-name="P3">4 ἀποστραφήτωσαν παραυτίκα αἰσχυνόμενοι οἱ λέγοντές μοι· εὖγε εὖγε.</text:p>
        <text:p text:style-name="P3">5 ἀγαλλιάσθωσαν καὶ εὐφρανθήτωσαν ἐπὶ σοὶ πάντες οἱ ζητοῦντές σε, ὁ Θεός, καὶ λεγέτωσαν διαπαντός· μεγαλυνθήτω ὁ Κύριος, οἱ ἀγαπῶντες τὸ σωτήριόν σου.</text:p>
        <text:p text:style-name="P3">6 ἐγὼ δὲ πτωχός εἰμι καὶ πένης· ὁ Θεός, βοήθησόν μοι. βοηθός μου καὶ ρύστης μου εἶ σύ· Κύριε, μὴ χρονίσῃς.<text:line-break/><text:line-break/><text:line-break/><text:span text:style-name="T10">ΠΖ’ </text:span><text:span text:style-name="T11">(87)</text:span><text:span text:style-name="T12"><text:line-break/>ᾨδὴ ψαλμοῦ τοῖς υἱοῖς Κορέ· εἰς τὸ τέλος, ὑπὲρ μαελὲθ τοῦ ἀποκριθῆναι· συνέσεως Αἰμὰν τῷ Ἰσραηλίτῃ.</text:span></text:p>
        <text:p text:style-name="P1"/>
        <text:p text:style-name="P1"/>
        <text:p text:style-name="P1">2 ΚΥΡΙΕ ὁ Θεὸς τῆς σωτηρίας μου, ἡμέρας ἐκέκραξα καὶ ἐν νυκτὶ ἐναντίον σου·</text:p>
        <text:p text:style-name="P1">3 εἰσελθέτω ἐνώπιόν σου ἡ προσευχή μου, κλῖνον τὸ οὖς σου εἰς τὴν δέησίν μου.</text:p>
        <text:p text:style-name="P1">4 ὅτι ἐπλήσθη κακῶν ἡ ψυχή μου, καὶ ἡ ζωή μου τῷ ᾅδῃ ἤγγισε·</text:p>
        <text:p text:style-name="P1">5 προσελογίσθην μετὰ τῶν καταβαινόντων εἰς λάκκον, ἐγενήθην ὡσεὶ ἄνθρωπος ἀβοήθητος ἐν νεκροῖς ἐλεύθερος,</text:p>
        <text:p text:style-name="P1">6 ὡσεὶ τραυματίαι καθεύδοντες ἐν τάφῳ, ὧν οὐκ ἐμνήσθης ἔτι καὶ αὐτοὶ ἐκ τῆς χειρός σου ἀπώσθησαν.</text:p>
        <text:p text:style-name="P1">7 ἔθεντό με ἐν λάκκῳ κατωτάτῳ, ἐν σκοτεινοῖς καὶ ἐν σκιᾷ θανάτου.</text:p>
        <text:p text:style-name="P1">8 ἐπ᾿ ἐμὲ ἐπεστηρίχθη ὁ θυμός σου, καὶ πάντας τοὺς μετεωρισμούς σου ἐπήγαγες ἐπ᾿ ἐμέ. (διάψαλμα).</text:p>
        <text:p text:style-name="P1">9 ἐμάκρυνας τοὺς γνωστούς μου ἀπ᾿ ἐμοῦ, ἔθεντό με βδέλυγμα ἑαυτοῖς, παρεδόθην καὶ οὐκ ἐξεπορευόμην.</text:p>
        <text:p text:style-name="P1">10 οἱ ὀφθαλμοί μου ἠσθένησαν ἀπὸ πτωχείας· ἐκέκραξα πρὸς σέ, Κύριε, ὅλην τὴν ἡμέραν, διεπέτασα πρὸς σὲ τὰς χεῖράς μου·</text:p>
        <text:p text:style-name="P1">11 μὴ τοῖς νεκροῖς ποιήσεις θαυμάσια; ἢ ἰατροὶ ἀναστήσουσι, καὶ ἐξομολογήσονταί σοι;</text:p>
        <text:p text:style-name="P1">12 μὴ διηγήσεταί τις ἐν τῷ τάφῳ τὸ ἔλεός σου καὶ τὴν ἀλήθειάν σου ἐν τῇ ἀπωλείᾳ;</text:p>
        <text:p text:style-name="P1">13 μὴ γνωσθήσεται ἐν τῷ σκότει τὰ θαυμάσιά σου καὶ ἡ δικαιοσύνη σου ἐν γῇ ἐπιλελησμένῃ;</text:p>
        <text:p text:style-name="P1">14 κἀγὼ πρὸς σέ, Κύριε, ἐκέκραξα, καὶ τὸ πρωΐ ἡ προσευχή μου προφθάσει σε.</text:p>
        <text:p text:style-name="P1">15 ἱνατί, Κύριε, ἀπωθῇ τὴν ψυχήν μου, ἀποστρέφεις τὸ πρόσωπόν σου ἀπ᾿ ἐμοῦ;</text:p>
        <text:p text:style-name="P1">16 πτωχός εἰμι ἐγὼ καὶ ἐν κόποις ἐκ νεότητός μου, ὑψωθεὶς δὲ ἐταπεινώθην καὶ ἐξηπορήθην.</text:p>
        <text:p text:style-name="P1">17 ἐπ᾿ ἐμὲ διῆλθον αἱ ὀργαί σου, οἱ φοβερισμοί σου ἐξετάραξάν με,</text:p>
        <text:p text:style-name="P1">18 ἐκύκλωσάν με ὡσεὶ ὕδωρ ὅλην τὴν ἡμέραν, περιέσχον με ἅμα.</text:p>
        <text:p text:style-name="P4"><text:span text:style-name="T2">19 ἐμάκρυνας ἀπ᾿ ἐμοῦ φίλον καὶ πλησίον καὶ τοὺς γνωστούς μου ἀπὸ ταλαιπωρίας.<text:line-break/><text:line-break/><text:line-break/></text:span><text:span text:style-name="T13"> </text:span><text:span text:style-name="T14">Ϟ' </text:span><text:span text:style-name="T15">(90)</text:span><text:span text:style-name="T2"><text:line-break/>Αἶνος ᾠδῆς τῷ Δαυΐδ.</text:span></text:p>
        <text:p text:style-name="P5"/>
        <text:p text:style-name="P5">Ο ΚΑΤΟΙΚΩΝ ἐν βοηθείᾳ τοῦ Ὑψίστου, ἐν σκέπῃ τοῦ Θεοῦ τοῦ οὐρανοῦ αὐλισθήσεται.</text:p>
        <text:p text:style-name="P5">2 ἐρεῖ τῷ Κυρίῳ· ἀντιλήπτωρ μου εἶ καὶ καταφυγή μου, ὁ Θεός μου, καὶ ἐλπιῶ ἐπ᾿ αὐτόν,</text:p>
        <text:p text:style-name="P5">3 ὅτι αὐτὸς ρύσεταί σε ἐκ παγίδος θηρευτῶν καὶ ἀπὸ λόγου ταραχώδους.</text:p>
        <text:p text:style-name="P5">4 ἐν τοῖς μεταφρένοις αὐτοῦ ἐπισκιάσει σοι, καὶ ὑπὸ τὰς πτέρυγας αὐτοῦ ἐλπιεῖς· ὅπλῳ κυκλώσει σε ἡ ἀλήθεια αὐτοῦ.</text:p>
        <text:p text:style-name="P5">5 οὐ φοβηθήσῃ ἀπὸ φόβου νυκτερινοῦ, ἀπὸ βέλους πετομένου ἡμέρας,</text:p>
        <text:p text:style-name="P5">6 ἀπὸ πράγματος ἐν σκότει διαπορευομένου, ἀπὸ συμπτώματος καὶ δαιμονίου μεσημβρινοῦ.</text:p>
        <text:p text:style-name="P5">7 πεσεῖται ἐκ τοῦ κλίτους σου χιλιὰς καὶ μυριὰς ἐκ δεξιῶν σου, πρὸς σὲ δὲ οὐκ ἐγγιεῖ·</text:p>
        <text:p text:style-name="P5">8 πλὴν τοῖς ὀφθαλμοῖς σου κατανοήσεις καὶ ἀνταπόδοσιν ἁμαρτωλῶν ὄψει.</text:p>
        <text:p text:style-name="P5">9 ὅτι σύ, Κύριε, ἡ ἐλπίς μου· τὸν Ὓψιστον ἔθου καταφυγήν σου.</text:p>
        <text:p text:style-name="P5">10 οὐ προσελεύσεται πρὸς σὲ κακά, καὶ μάστιξ οὐκ ἐγγιεῖ ἐν τῷ σκηνώματί σου.</text:p>
        <text:p text:style-name="P5">11 ὅτι τοῖς ἀγγέλοις αὐτοῦ ἐντελεῖται περὶ σοῦ τοῦ διαφυλάξαι σε ἐν πάσαις ταῖς ὁδοῖς σου·</text:p>
        <text:p text:style-name="P5">12 ἐπὶ χειρῶν ἀροῦσί σε, μήποτε προσκόψῃς πρὸς λίθον τὸν πόδα σου·</text:p>
        <text:p text:style-name="P5">13 ἐπὶ ἀσπίδα καὶ βασιλίσκον ἐπιβήσῃ καὶ καταπατήσεις λέοντα καὶ δράκοντα.</text:p>
        <text:p text:style-name="P5">14 ὅτι ἐπ᾿ ἐμὲ ἤλπισε, καὶ ρύσομαι αὐτόν· σκεπάσω αὐτόν, ὅτι ἔγνω τὸ ὄνομά μου.</text:p>
        <text:p text:style-name="P5">15 κεκράξεται πρός με, καὶ ἐπακούσομαι αὐτοῦ, μετ᾿ αὐτοῦ εἰμι ἐν θλίψει· ἐξελοῦμαι αὐτόν, καὶ δοξάσω αὐτόν.</text:p>
        <text:p text:style-name="P6">16 μακρότητα ἡμερῶν ἐμπλήσω αὐτὸν καὶ δείξω αὐτῷ τὸ σωτήριόν μου.<text:line-break/><text:line-break/></text:p>
        <text:p text:style-name="P6"/>
        <text:p text:style-name="P6"><text:soft-page-break/><text:span text:style-name="T16">ΡΒ’ </text:span><text:span text:style-name="T17">(102)</text:span><text:span text:style-name="T18"><text:line-break/>ΕΥΛΟΓΕΙ, ἡ ψυχή μου, τὸν Κύριον καί, πάντα τὰ ἐντός μου, τὸ ὄνομα τὸ ἅγιον αὐτοῦ·</text:span></text:p>
        <text:p text:style-name="P1">2 εὐλόγει, ἡ ψυχή μου, τὸν Κύριον καὶ μὴ ἐπιλανθάνου πάσας τὰς ἀνταποδόσεις αὐτοῦ·</text:p>
        <text:p text:style-name="P1">3 τὸν εὐιλατεύοντα πάσας τὰς ἀνομίας σου, τὸν ἰώμενον πάσας τὰς νόσους σου·</text:p>
        <text:p text:style-name="P1">4 τὸν λυτρούμενον ἐκ φθορᾶς τὴν ζωήν σου, τὸν στεφανοῦντά σε ἐν ἐλέει καὶ οἰκτιρμοῖς·</text:p>
        <text:p text:style-name="P1">5 τὸν ἐμπιπλῶντα ἐν ἀγαθοῖς τὴν ἐπιθυμίαν σου, ἀνακαινισθήσεται ὡς ἀετοῦ ἡ νεότης σου.</text:p>
        <text:p text:style-name="P1">6 ποιῶν ἐλεημοσύνας ὁ Κύριος καὶ κρῖμα πᾶσι τοῖς ἀδικουμένοις.</text:p>
        <text:p text:style-name="P1">7 ἐγνώρισε τὰς ὁδοὺς αὐτοῦ τῷ Μωυσῇ, τοῖς υἱοῖς Ἰσραὴλ τὰ θελήματα αὐτοῦ.</text:p>
        <text:p text:style-name="P1">8 οἰκτίρμων καὶ ἐλεήμων ὁ Κύριος, μακρόθυμος καὶ πολυέλεος·</text:p>
        <text:p text:style-name="P1">9 οὐκ εἰς τέλος ὀργισθήσεται, οὐδὲ εἰς τὸν αἰῶνα μηνιεῖ·</text:p>
        <text:p text:style-name="P1">10 οὐ κατὰ τὰς ἀνομίας ἡμῶν ἐποίησεν ἡμῖν, οὐδὲ κατὰ τὰς ἁμαρτίας ἡμῶν ἀνταπέδωκεν ἡμῖν,</text:p>
        <text:p text:style-name="P1">11 ὅτι κατὰ τὸ ὕψος τοῦ οὐρανοῦ ἀπὸ τῆς γῆς ἐκραταίωσε Κύριος τὸ ἔλεος αὐτοῦ ἐπὶ τοὺς φοβουμένους αὐτόν·</text:p>
        <text:p text:style-name="P1">12 καθόσον ἀπέχουσιν ἀνατολαὶ ἀπὸ δυσμῶν, ἐμάκρυνεν ἀφ᾿ ἡμῶν τὰς ἀνομίας ἡμῶν.</text:p>
        <text:p text:style-name="P1">13 καθὼς οἰκτείρει πατὴρ υἱούς, ᾠκτείρησε Κύριος τοὺς φοβουμένους αὐτόν,</text:p>
        <text:p text:style-name="P1">14 ὅτι αὐτὸς ἔγνω τὸ πλάσμα ἡμῶν, ἐμνήσθη ὅτι χοῦς ἐσμεν.</text:p>
        <text:p text:style-name="P1">15 ἄνθρωπος, ὡσεὶ χόρτος αἱ ἡμέραι αὐτοῦ· ὡσεὶ ἄνθος τοῦ ἀγροῦ, οὕτως ἐξανθήσει·</text:p>
        <text:p text:style-name="P1">16 ὅτι πνεῦμα διῆλθεν ἐν αὐτῷ, καὶ οὐχ ὑπάρξει καὶ οὐκ ἐπιγνώσεται ἔτι τὸν τόπον αὐτοῦ.</text:p>
        <text:p text:style-name="P1">17 τὸ δὲ ἔλεος τοῦ Κυρίου ἀπὸ τοῦ αἰῶνος καὶ ἕως τοῦ αἰῶνος ἐπὶ τοὺς φοβουμένους αὐτόν, καὶ ἡ δικαιοσύνη αὐτοῦ ἐπὶ υἱοῖς υἱῶν</text:p>
        <text:p text:style-name="P1">18 τοῖς φυλάσσουσι τὴν διαθήκην αὐτοῦ καὶ μεμνημένοις τῶν ἐντολῶν αὐτοῦ τοῦ ποιῆσαι αὐτάς.</text:p>
        <text:p text:style-name="P1">19 Κύριος ἐν τῷ οὐρανῷ ἡτοίμασε τὸν θρόνον αὐτοῦ, καὶ ἡ βασιλεία αὐτοῦ πάντων δεσπόζει.</text:p>
        <text:p text:style-name="P1">20 εὐλογεῖτε τὸν Κύριον, πάντες οἱ ἄγγελοι αὐτοῦ, δυνατοὶ ἰσχύϊ ποιοῦντες τὸν λόγον αὐτοῦ τοῦ ἀκοῦσαι τῆς φωνῆς τῶν λόγων αὐτοῦ.</text:p>
        <text:p text:style-name="P1">21 εὐλογεῖτε τὸν Κύριον, πᾶσαι αἱ δυνάμεις αὐτοῦ, λειτουργοὶ αὐτοῦ ποιοῦντες τὸ θέλημα αὐτοῦ·</text:p>
        <text:p text:style-name="P1">22 εὐλογεῖτε τὸν Κύριον, πάντα τὰ ἔργα αὐτοῦ, ἐν παντὶ τόπῳ τῆς δεσποτείας αὐτοῦ· εὐλόγει, ἡ ψυχή μου, τὸν Κύριον.<text:line-break/><text:line-break/><text:line-break/><text:span text:style-name="T19">ΡΓ’ (103)</text:span><text:span text:style-name="T20"><text:line-break/>ΕΥΛΟΓΕΙ, ἡ ψυχή μου, τὸν Κύριον. Κύριε ὁ Θεός μου, ἐμεγαλύνθης σφόδρα, ἐξομολόγησιν καὶ μεγαλοπρέπειαν ἐνεδύσω</text:span></text:p>
        <text:p text:style-name="P1">2 ἀναβαλλόμενος φῶς ὡς ἱμάτιον, ἐκτείνων τὸν οὐρανὸν ὡσεὶ δέρριν·</text:p>
        <text:p text:style-name="P1">3 ὁ στεγάζων ἐν ὕδασι τὰ ὑπερῷα αὐτοῦ, ὁ τιθεὶς νέφη τὴν ἐπίβασιν αὐτοῦ, ὁ περιπατῶν ἐπὶ πτερύγων ἀνέμων·</text:p>
        <text:p text:style-name="P1">4 ὁ ποιῶν τοὺς ἀγγέλους αὐτοῦ πνεύματα καὶ τοὺς λειτουργοὺς αὐτοῦ πυρὸς φλόγα.</text:p>
        <text:p text:style-name="P1">5 ὁ θεμελιῶν τὴν γῆν ἐπὶ τὴν ἀσφάλειαν αὐτῆς, οὐ κλιθήσεται εἰς τὸν αἰῶνα τοῦ αἰῶνος.</text:p>
        <text:p text:style-name="P1">6 ἄβυσσος ὡς ἱμάτιον τὸ περιβόλαιον αὐτοῦ, ἐπὶ τῶν ὀρέων στήσονται ὕδατα·</text:p>
        <text:p text:style-name="P1">7 ἀπὸ ἐπιτιμήσεώς σου φεύξονται, ἀπὸ φωνῆς βροντῆς σου δειλιάσουσιν.</text:p>
        <text:p text:style-name="P1">8 ἀναβαίνουσιν ὄρη καὶ καταβαίνουσι πεδία εἰς τὸν τόπον ὃν ἐθεμελίωσας αὐτά·</text:p>
        <text:p text:style-name="P1">9 ὅριον ἔθου, ὃ οὐ παρελεύσονται, οὐδὲ ἐπιστρέψουσι καλύψαι τὴν γῆν.</text:p>
        <text:p text:style-name="P1">10 ὁ ἐξαποστέλλων πηγὰς ἐν φάραγξιν, ἀνὰ μέσον τῶν ὀρέων διελεύσονται ὕδατα·</text:p>
        <text:p text:style-name="P1">11 ποτιοῦσι πάντα τὰ θηρία τοῦ ἀγροῦ, προσδέξονται ὄναγροι εἰς δίψαν αὐτῶν·</text:p>
        <text:p text:style-name="P1">12 ἐπ᾿ αὐτὰ τὰ πετεινὰ τοῦ οὐρανοῦ κατασκηνώσει, ἐκ μέσου τῶν πετρῶν δώσουσι φωνήν.</text:p>
        <text:p text:style-name="P1">13 ποτίζων ὄρη ἐκ τῶν ὑπερῴων αὐτοῦ, ἀπὸ καρποῦ τῶν ἔργων σου χορτασθήσεται ἡ γῆ.</text:p>
        <text:p text:style-name="P1">14 ὁ ἐξανατέλλων χόρτον τοῖς κτήνεσι καὶ χλόην τῇ δουλείᾳ τῶν ἀνθρώπων τοῦ ἐξαγαγεῖν ἄρτον ἐκ τῆς γῆς·</text:p>
        <text:p text:style-name="P1">15 καὶ οἶνος εὐφραίνει καρδίαν ἀνθρώπου τοῦ ἱλαρῦναι πρόσωπον ἐν ἐλαίῳ, καὶ ἄρτος καρδίαν ἀνθρώπου στηρίζει.</text:p>
        <text:p text:style-name="P1">16 χορτασθήσονται τὰ ξύλα τοῦ πεδίου, αἱ κέδροι τοῦ Λιβάνου, ἃς ἐφύτευσας.</text:p>
        <text:p text:style-name="P1">17 ἐκεῖ στρουθία ἐννοσσεύσουσι, τοῦ ἐρωδιοῦ ἡ οἰκία ἡγεῖται αὐτῶν.</text:p>
        <text:p text:style-name="P1">18 ὄρη τὰ ὑψηλὰ ταῖς ἐλάφοις, πέτρα καταφυγὴ τοῖς λαγωοῖς.</text:p>
        <text:p text:style-name="P1">19 ἐποίησε σελήνην εἰς καιρούς, ὁ ἥλιος ἔγνω τὴν δύσιν αὐτοῦ.</text:p>
        <text:p text:style-name="P1">20 ἔθου σκότος, καὶ ἐγένετο νύξ· ἐν αὐτῇ διελεύσονται πάντα τὰ θηρία τοῦ δρυμοῦ.</text:p>
        <text:p text:style-name="P1">21 σκύμνοι ὠρυόμενοι τοῦ ἁρπάσαι καὶ ζητῆσαι παρὰ τῷ Θεῷ βρῶσιν αὐτοῖς.</text:p>
        <text:p text:style-name="P1"><text:soft-page-break/>22 ἀνέτειλεν ὁ ἥλιος, καὶ συνήχθησαν καὶ εἰς τὰς μάνδρας αὐτῶν κοιτασθήσονται.</text:p>
        <text:p text:style-name="P1">23 ἐξελεύσεται ἄνθρωπος ἐπὶ τὸ ἔργον αὐτοῦ καὶ ἐπὶ τὴν ἐργασίαν αὐτοῦ ἕως ἑσπέρας.</text:p>
        <text:p text:style-name="P1">24 ὡς ἐμεγαλύνθη τὰ ἔργα σου, Κύριε· πάντα ἐν σοφίᾳ ἐποίησας, ἐπληρώθη ἡ γῆ τῆς κτίσεώς σου.</text:p>
        <text:p text:style-name="P1">25 αὕτη ἡ θάλασσα ἡ μεγάλη καὶ εὐρύχωρος, ἐκεῖ ἑρπετά, ὧν οὐκ ἔστιν ἀριθμός, ζῷα μικρὰ μετὰ μεγάλων·</text:p>
        <text:p text:style-name="P1">26 ἐκεῖ πλοῖα διαπορεύονται, δράκων οὗτος, ὃν ἔπλασας ἐμπαίζειν αὐτῇ.</text:p>
        <text:p text:style-name="P1">27 πάντα πρὸς σὲ προσδοκῶσι, δοῦναι τὴν τροφὴν αὐτῶν εἰς εὔκαιρον.</text:p>
        <text:p text:style-name="P1">28 δόντος σου αὐτοῖς συλλέξουσιν, ἀνοίξαντός σου τὴν χεῖρα, τὰ σύμπαντα πλησθήσονται χρηστότητος.</text:p>
        <text:p text:style-name="P1">29 ἀποστρέψαντος δέ σου τὸ πρόσωπον ταραχθήσονται· ἀντανελεῖς τὸ πνεῦμα αὐτῶν, καὶ ἐκλείψουσι καὶ εἰς τὸν χοῦν αὐτῶν ἐπιστρέψουσιν.</text:p>
        <text:p text:style-name="P1">30 ἐξαποστελεῖς τὸ πνεῦμά σου, καὶ κτισθήσονται, καὶ ἀνακαινιεῖς τὸ πρόσωπον τῆς γῆς.</text:p>
        <text:p text:style-name="P1">31 ἤτω ἡ δόξα Κυρίου εἰς τοὺς αἰῶνας, εὐφρανθήσεται Κύριος ἐπὶ τοῖς ἔργοις αὐτοῦ·</text:p>
        <text:p text:style-name="P1">32 ὁ ἐπιβλέπων ἐπὶ τὴν γῆν καὶ ποιῶν αὐτὴν τρέμειν, ὁ ἁπτόμενος τῶν ὀρέων καὶ καπνίζονται.</text:p>
        <text:p text:style-name="P1">33 ᾄσω τῷ Κυρίῳ ἐν τῇ ζωῇ μου, ψαλῶ τῷ Θεῷ μου ἕως ὑπάρχω·</text:p>
        <text:p text:style-name="P1">34 ἡδυνθείη αὐτῷ ἡ διαλογή μου, ἐγὼ δὲ εὐφρανθήσομαι ἐπὶ τῷ Κυρίῳ.</text:p>
        <text:p text:style-name="P1">35 ἐκλείποιεν ἁμαρτωλοὶ ἀπὸ τῆς γῆς καὶ ἄνομοι, ὥστε μὴ ὑπάρχειν αὐτούς. εὐλόγει, ἡ ψυχή μου, τὸν Κύριον.<text:line-break/><text:line-break/><text:line-break/><text:span text:style-name="T21">ΡΜΑ’ (141)</text:span><text:span text:style-name="T22"><text:line-break/>Συνέσεως τῷ Δαυΐδ, ἐν τῷ εἶναι αὐτὸν ἐν τῷ σπηλαίῳ· προσευχή.</text:span></text:p>
        <text:p text:style-name="P1"/>
        <text:p text:style-name="P1">2 ΦΩΝΗ μου πρὸς Κύριον ἐκέκραξα, φωνῇ μου πρὸς Κύριον ἐδεήθην.</text:p>
        <text:p text:style-name="P1">3 ἐκχεῶ ἐνώπιον αὐτοῦ τὴν δέησίν μου, τὴν θλῖψίν μου ἐνώπιον αὐτοῦ ἀπαγγελῶ.</text:p>
        <text:p text:style-name="P1">4 ἐν τῷ ἐκλείπειν ἐξ ἐμοῦ τὸ πνεῦμά μου, καὶ σὺ ἔγνως τὰς τρίβους μου· ἐν ὁδῷ ταύτῃ, ᾗ ἐπορευόμην, ἔκρυψαν παγίδα μοι.</text:p>
        <text:p text:style-name="P1">5 κατενόουν εἰς τὰ δεξιὰ καὶ ἐπέβλεπον, καὶ οὐκ ἦν ὁ ἐπιγινώσκων με· ἀπώλετο φυγὴ ἀπ᾿ ἐμοῦ, καὶ οὐκ ἔστιν ὁ ἐκζητῶν τὴν ψυχήν μου.</text:p>
        <text:p text:style-name="P1">6 ἐκέκραξα πρὸς σέ, Κύριε, εἶπα· σὺ εἶ ἡ ἐλπίς μου, μερίς μου εἶ ἐν γῇ ζώντων.</text:p>
        <text:p text:style-name="P1">7 πρόσχες πρὸς τὴν δέησίν μου, ὅτι ἐταπεινώθην σφόδρα· ρῦσαί με ἐκ τῶν καταδιωκόντων με, ὅτι ἐκραταιώθησαν ὑπὲρ ἐμέ.</text:p>
        <text:p text:style-name="P1">8 ἐξάγαγε ἐκ φυλακῆς τὴν ψυχήν μου τοῦ ἐξομολογήσασθαι τῷ ὀνόματί σου· ἐμὲ ὑπομενοῦσι δίκαιοι, ἕως οὗ ἀνταποδῷς μοι.<text:line-break/><text:line-break/><text:line-break/><text:line-break/><text:span text:style-name="T23">ΡΜΒ’ (142)</text:span><text:span text:style-name="T24"><text:line-break/><text:line-break/>Ψαλμὸς τῷ Δαυΐδ, ὅτε αὐτὸν ὁ υἱὸς καταδιώκει.</text:span></text:p>
        <text:p text:style-name="P1"/>
        <text:p text:style-name="P1">ΚΥΡΙΕ, εἰσάκουσον τῆς προσευχῆς μου, ἐνώτισαι τὴν δέησίν μου ἐν τῇ ἀληθείᾳ σου, εἰσάκουσόν μου ἐν τῇ δικαιοσύνῃ σου·</text:p>
        <text:p text:style-name="P1">2 καὶ μὴ εἰσέλθῃς εἰς κρίσιν μετὰ τοῦ δούλου σου, ὅτι οὐ δικαιωθήσεται ἐνώπιόν σου πᾶς ζῶν.</text:p>
        <text:p text:style-name="P1">3 ὅτι κατεδίωξεν ὁ ἐχθρὸς τὴν ψυχήν μου, ἐταπείνωσεν εἰς γῆν τὴν ζωήν μου, ἐκάθισέ με ἐν σκοτεινοῖς ὡς νεκροὺς αἰῶνος·</text:p>
        <text:p text:style-name="P1">4 καὶ ἠκηδίασεν ἐπ᾿ ἐμὲ τὸ πνεῦμά μου, ἐν ἐμοὶ ἐταράχθη ἡ καρδία μου.</text:p>
        <text:p text:style-name="P1">5 ἐμνήσθην ἡμερῶν ἀρχαίων, ἐμελέτησα ἐν πᾶσι τοῖς ἔργοις σου, ἐν ποιήμασι τῶν χειρῶν σου ἐμελέτων.</text:p>
        <text:p text:style-name="P1">6 διεπέτασα πρὸς σὲ τὰς χεῖράς μου, ἡ ψυχή μου ὡς γῆ ἄνυδρός σοι. (διάψαλμα).</text:p>
        <text:p text:style-name="P1">7 ταχὺ εἰσάκουσόν μου, Κύριε, ἐξέλιπε τὸ πνεῦμά μου· μὴ ἀποστρέψῃς τὸ πρόσωπόν σου ἀπ᾿ ἐμοῦ, καὶ ὁμοιωθήσομαι τοῖς καταβαίνουσιν εἰς λάκκον.</text:p>
        <text:p text:style-name="P1">8 ἀκουστὸν ποίησόν μοι τὸ πρωΐ τὸ ἔλεός σου, ὅτι ἐπὶ σοὶ ἤλπισα· γνώρισόν μοι, Κύριε, ὁδόν, ἐν ᾗ πορεύσομαι, ὅτι πρὸς σὲ ἦρα τὴν ψυχήν μου·</text:p>
        <text:p text:style-name="P1">9 ἐξελοῦ με ἐκ τῶν ἐχθρῶν μου, Κύριε, ὅτι πρὸς σὲ κατέφυγον.</text:p>
        <text:p text:style-name="P1">10 δίδαξόν με τοῦ ποιεῖν τὸ θέλημά σου, ὅτι σὺ εἶ ὁ Θεός μου· τὸ πνεῦμά σου τὸ ἀγαθὸν ὁδηγήσει με ἐν γῇ εὐθείᾳ.</text:p>
        <text:p text:style-name="P1">11 ἕνεκεν τοῦ ὀνόματός σου, Κύριε, ζήσεις με, ἐν τῇ δικαιοσύνῃ σου ἐξάξεις ἐκ θλίψεως τὴν ψυχήν μου·</text:p>
        <text:p text:style-name="P1">12 καὶ ἐν τῷ ἐλέει σου ἐξολοθρεύσεις τοὺς ἐχθρούς μου καὶ ἀπολεῖς πάντας τοὺς θλίβοντας τὴν ψυχήν μου, ὅτι ἐγὼ δοῦλός σού εἰμι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5:57:50.311236853</meta:creation-date>
    <dc:date>2025-11-05T18:53:18.739500688</dc:date>
    <meta:editing-duration>PT47M13S</meta:editing-duration>
    <meta:editing-cycles>17</meta:editing-cycles>
    <meta:generator>LibreOffice/25.2.6.2$Linux_X86_64 LibreOffice_project/40d1a0e1d5bdf1afaeae24d9ece32bbb00fa66a4</meta:generator>
    <meta:document-statistic meta:table-count="0" meta:image-count="0" meta:object-count="0" meta:page-count="5" meta:paragraph-count="186" meta:word-count="2845" meta:character-count="16343" meta:non-whitespace-character-count="13663"/>
  </office:meta>
</office:document-meta>
</file>